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rsid="00004732" officeooo:paragraph-rsid="00004732"/>
    </style:style>
    <style:style style:name="P2" style:family="paragraph" style:parent-style-name="Text_20_body" style:list-style-name="L1">
      <style:text-properties officeooo:paragraph-rsid="00004732"/>
    </style:style>
    <style:style style:name="P3" style:family="paragraph" style:parent-style-name="Text_20_body" style:list-style-name="L2">
      <style:text-properties officeooo:rsid="00024435" officeooo:paragraph-rsid="00024435"/>
    </style:style>
    <style:style style:name="P4" style:family="paragraph" style:parent-style-name="Text_20_body" style:list-style-name="L2">
      <style:text-properties officeooo:rsid="000429aa" officeooo:paragraph-rsid="000429aa"/>
    </style:style>
    <style:style style:name="P5" style:family="paragraph" style:parent-style-name="Text_20_body" style:list-style-name="L3">
      <style:text-properties officeooo:rsid="00046022" officeooo:paragraph-rsid="00046022"/>
    </style:style>
    <style:style style:name="P6" style:family="paragraph" style:parent-style-name="Text_20_body" style:list-style-name="L1">
      <style:text-properties officeooo:rsid="0005c0db" officeooo:paragraph-rsid="0005c0db"/>
    </style:style>
    <style:style style:name="T1" style:family="text">
      <style:text-properties officeooo:rsid="00004732"/>
    </style:style>
    <style:style style:name="T2" style:family="text">
      <style:text-properties style:font-name="Source Code Pro"/>
    </style:style>
    <style:style style:name="T3" style:family="text">
      <style:text-properties style:font-name="Source Code Pro" style:text-overline-style="solid" style:text-overline-width="auto" style:text-overline-color="font-color"/>
    </style:style>
    <style:style style:name="T4"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k-434 Design Notes</text:p>
      <text:h text:style-name="Heading_20_1" text:outline-level="1">Microcontroller interface</text:h>
      <text:list xml:id="list825847439" text:style-name="L1">
        <text:list-item>
          <text:p text:style-name="P2"><text:span text:style-name="T1">The microcontroller is a Silicon Labs EFM8UB3 device. This has an 8051-compatible core, 40K of flash and 3328 bytes of RAM (256 internal, 2K external, 1K USB buffers).</text:span></text:p>
        </text:list-item>
        <text:list-item>
          <text:p text:style-name="P1">Two GPIOs go to LEDs, one to a momentary contact switch.</text:p>
        </text:list-item>
        <text:list-item>
          <text:p text:style-name="P1">A UART connection is brought out to a header for mounting the Link-434 on the main Mini-Mapper board, and the EFM8UB3’s USB connection is used for connecting the Link-434 to a PC.</text:p>
        </text:list-item>
        <text:list-item>
          <text:p text:style-name="P1">One I2C interface is used to connect to the configuration interface on the MAX7032 transceiver.</text:p>
        </text:list-item>
        <text:list-item>
          <text:p text:style-name="P1">Three GPIOs are used to connect to the <text:span text:style-name="T2">ENABLE</text:span>, <text:span text:style-name="T2">T/</text:span><text:span text:style-name="T3">R</text:span> and <text:span text:style-name="T2">DATA</text:span> pins on the MAX7032.</text:p>
        </text:list-item>
        <text:list-item>
          <text:p text:style-name="P6">The EFM8UB3 is clocked from its internal 48 MHz oscillator, with USB clock recovery to improve frequency accuracy when connected to USB. (When not connected to USB, the clock has 1.5% frequency accuracy, which should be good enough.)</text:p>
        </text:list-item>
      </text:list>
      <text:h text:style-name="Heading_20_1" text:outline-level="1">Transceiver interface</text:h>
      <text:list xml:id="list2636236315" text:style-name="L3">
        <text:list-item>
          <text:p text:style-name="P5">The 434 Mhz transceiver is a Maxim MAX7032 device. This has an I2C configuration interface, a 3-pin custom interface for data transmission and reception, and requires only external passives and an antenna.</text:p>
        </text:list-item>
        <text:list-item>
          <text:p text:style-name="P5">The passive components needed to support the MAX7032 are taken directly from the device datasheet. <text:span text:style-name="T4">These need to be reviewed step-by-step, particularly the stuff to do with the data splitter.</text:span></text:p>
        </text:list-item>
      </text:list>
      <text:h text:style-name="Heading_20_1" text:outline-level="1">Power</text:h>
      <text:h text:style-name="Heading_20_1" text:outline-level="1">Microcontroller programming</text:h>
      <text:list xml:id="list3594114421" text:style-name="L2">
        <text:list-item>
          <text:p text:style-name="P3">The <text:span text:style-name="T2">RSTb/C2CK</text:span> and <text:span text:style-name="T2">P2.0/C2D</text:span> signals from the EFM8UB3 are connected to a header for programming.</text:p>
        </text:list-item>
        <text:list-item>
          <text:p text:style-name="P3">The <text:span text:style-name="T2">RSTb/C2CK</text:span> signal has a pull-up resistor (for reset handling) and a series resistor (for C2 programming interfacing) as recommended in <text:a xlink:type="simple" xlink:href="https://www.silabs.com/documents/public/application-notes/AN124.pdf" text:style-name="Internet_20_link" text:visited-style-name="Visited_20_Internet_20_Link">Silicon Labs application note AN124</text:a>.</text:p>
        </text:list-item>
        <text:list-item>
          <text:p text:style-name="P4">Programming of the microcontroller via the C2 interface will be done using either <text:a xlink:type="simple" xlink:href="https://github.com/lhartmann/c2_prog_wifi" text:style-name="Internet_20_link" text:visited-style-name="Visited_20_Internet_20_Link">an Arduino-compatible board</text:a> or a <text:a xlink:type="simple" xlink:href="https://github.com/GBert/openwrt-misc/tree/master/c2port-gpio" text:style-name="Internet_20_link" text:visited-style-name="Visited_20_Internet_20_Link">Linux SBC using the </text:a><text:a xlink:type="simple" xlink:href="https://github.com/GBert/openwrt-misc/tree/master/c2port-gpio" text:style-name="Internet_20_link" text:visited-style-name="Visited_20_Internet_20_Link"><text:span text:style-name="T2">c2port</text:span></text:a><text:a xlink:type="simple" xlink:href="https://github.com/GBert/openwrt-misc/tree/master/c2port-gpio" text:style-name="Internet_20_link" text:visited-style-name="Visited_20_Internet_20_Link"> driver</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6T13:40:03.362577377</meta:creation-date>
    <dc:date>2020-09-26T14:46:13.779841848</dc:date>
    <meta:editing-duration>PT1H6M9S</meta:editing-duration>
    <meta:editing-cycles>5</meta:editing-cycles>
    <meta:generator>LibreOffice/7.0.1.2$Linux_X86_64 LibreOffice_project/00$Build-2</meta:generator>
    <meta:document-statistic meta:table-count="0" meta:image-count="0" meta:object-count="0" meta:page-count="1" meta:paragraph-count="16" meta:word-count="292" meta:character-count="1737" meta:non-whitespace-character-count="1476"/>
  </office:meta>
</office:document-meta>
</file>